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f3ee" officeooo:paragraph-rsid="000ff3e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ff3ee" officeooo:paragraph-rsid="000ff3ee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15509" officeooo:paragraph-rsid="0011550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115509" officeooo:paragraph-rsid="0011550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b18a" style:font-weight-asian="bold" style:font-weight-complex="bold"/>
    </style:style>
    <style:style style:name="T3" style:family="text">
      <style:text-properties fo:font-weight="normal" officeooo:rsid="0011b18a" style:font-weight-asian="normal" style:font-weight-complex="normal"/>
    </style:style>
    <style:style style:name="T4" style:family="text">
      <style:text-properties officeooo:rsid="0011b1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IQUETAS DE BLOQUE</text:p>
      <text:p text:style-name="P1"/>
      <text:p text:style-name="P2">Las <text:span text:style-name="T1"><text:s/>etiquetas de bloque</text:span> son elementos que se utilizan para crear <text:span text:style-name="T1">secciones</text:span> de contenido en una página web. Estas etiquetas tienen un comportamiento por defecto que hace que ocupen todo el ancho disponible de su contenedor principal y se colocan en una línea nueva, lo que crea un efecto de separación vertical en el diseño de la página. </text:p>
      <text:p text:style-name="P2"/>
      <text:p text:style-name="P3"><text:span text:style-name="T1">&lt;header&gt;</text:span> Establece la sección del encabezado de nuestra web <text:span text:style-name="T1">&lt;/header&gt;</text:span></text:p>
      <text:p text:style-name="P3"><text:span text:style-name="T1">&lt;main&gt;</text:span> Establece el contenido principal de la web <text:span text:style-name="T1">&lt;/main&gt;</text:span></text:p>
      <text:p text:style-name="P3"><text:span text:style-name="T1">&lt;footer&gt;</text:span> Establece el pie de página de la web <text:span text:style-name="T1">&lt;/footer&gt;</text:span></text:p>
      <text:p text:style-name="P3"><text:span text:style-name="T1">&lt;section&gt;</text:span>Establece secciones dentro del contenido de la web<text:span text:style-name="T1"> &lt;/section&gt;</text:span></text:p>
      <text:p text:style-name="P3"><text:span text:style-name="T1">&lt;article&gt;</text:span> Establece artículos concretos dentro de una sección <text:span text:style-name="T1">&lt;/article&gt;</text:span></text:p>
      <text:p text:style-name="P3"><text:span text:style-name="T1">&lt;</text:span><text:span text:style-name="T2">div&gt; </text:span><text:span text:style-name="T4">Permite agrupar elementos en una “caja universal” </text:span><text:span text:style-name="T2">&lt;/div&gt;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9:46:11.732825124</meta:creation-date>
    <dc:date>2024-08-14T20:11:35.157715876</dc:date>
    <meta:editing-duration>PT8M15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8" meta:word-count="117" meta:character-count="742" meta:non-whitespace-character-count="631"/>
  </office:meta>
</office:document-meta>
</file>